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8pt" style:font-size-asian="28pt" style:font-size-complex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3.062cm" svg:x="1.778cm" svg:y="0.762cm">
          <draw:text-box>
            <text:p text:style-name="P1"><text:span text:style-name="T1">Epistle Reading</text:span></text:p>
            <text:p text:style-name="P1"><text:span text:style-name="T2">Romans 13:8–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8cm" svg:height="8.382cm" svg:x="1.778cm" svg:y="0.762cm">
          <draw:text-box>
            <text:p text:style-name="P4"><text:span text:style-name="T3">8</text:span><text:span text:style-name="T4">Owe no one anything, except to love each other, for the one who loves another has fulfilled the law. </text:span><text:span text:style-name="T3">9</text:span><text:span text:style-name="T4">The commandments, “You shall not commit adultery, You shall not murder, You shall not steal, You shall not covet,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638cm" svg:height="6.604cm" svg:x="1.778cm" svg:y="1.016cm">
          <draw:text-box>
            <text:p text:style-name="P4"><text:span text:style-name="T4">and any other commandment, are summed up in this word: “You shall love your neighbor as yourself.” </text:span><text:span text:style-name="T3">10</text:span><text:span text:style-name="T4">Love does no wrong to a neighbor; therefore love is the fulfilling of the law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638cm" svg:height="7.874cm" svg:x="1.524cm" svg:y="1.016cm">
          <draw:text-box>
            <text:p text:style-name="P4"><text:span text:style-name="T3">11</text:span><text:span text:style-name="T4">Besides this you know the time, that the hour has come for you to wake from sleep. For salvation is nearer to us now than when we first believed. </text:span><text:span text:style-name="T3">12</text:span><text:span text:style-name="T4">The night is far gone; the day is at h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638cm" svg:height="8.382cm" svg:x="1.524cm" svg:y="1.016cm">
          <draw:text-box>
            <text:p text:style-name="P4"><text:span text:style-name="T4">So then let us cast off the works of darkness and put on the armor of light. </text:span><text:span text:style-name="T3">13</text:span><text:span text:style-name="T4">Let us walk properly as in the daytime, not in orgies and drunkenness, not in sexual immorality and sensuality, not in quarreling and jealous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5" draw:layer="layout" svg:width="24.638cm" svg:height="3.81cm" svg:x="1.524cm" svg:y="1.016cm">
          <draw:text-box>
            <text:p text:style-name="P4"><text:span text:style-name="T3">14</text:span><text:span text:style-name="T4">But put on the Lord Jesus Christ, and make no provision for the flesh, to gratify its desir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9:25:31.907000000</meta:creation-date>
    <dc:date>2016-11-22T21:24:55.331000000</dc:date>
    <meta:editing-duration>PT57S</meta:editing-duration>
    <meta:editing-cycles>4</meta:editing-cycles>
    <meta:generator>LibreOffice/5.2.3.3$Windows_X86_64 LibreOffice_project/d54a8868f08a7b39642414cf2c8ef2f228f780cf</meta:generator>
    <meta:document-statistic meta:object-count="39"/>
  </office:meta>
</office:document-meta>
</file>